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c409" officeooo:paragraph-rsid="0001c409"/>
    </style:style>
    <style:style style:name="P2" style:family="paragraph" style:parent-style-name="Standard" style:list-style-name="L1">
      <style:text-properties officeooo:rsid="0001c409" officeooo:paragraph-rsid="0001c409"/>
    </style:style>
    <style:style style:name="P3" style:family="paragraph" style:parent-style-name="Standard" style:list-style-name="L2">
      <style:text-properties officeooo:rsid="0001c409" officeooo:paragraph-rsid="0001c4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Dump</text:p>
      <text:p text:style-name="P1"/>
      <text:p text:style-name="P1">Portfolio Examples</text:p>
      <text:p text:style-name="P1"><text:a xlink:type="simple" xlink:href="https://www.ebspelman.com/#/goodby-light-painting/" text:style-name="Internet_20_link" text:visited-style-name="Visited_20_Internet_20_Link">https://www.ebspelman.com/#/goodby-light-painting/</text:a></text:p>
      <text:p text:style-name="P1"><text:a xlink:type="simple" xlink:href="https://zyro.com/blog/portfolio-website-examples/" text:style-name="Internet_20_link" text:visited-style-name="Visited_20_Internet_20_Link">https://zyro.com/blog/portfolio-website-examples/</text:a></text:p>
      <text:p text:style-name="P1">4. Milli <text:a xlink:type="simple" xlink:href="https://webflow.com/blog/web-design-portfolios" text:style-name="Internet_20_link" text:visited-style-name="Visited_20_Internet_20_Link">https://webflow.com/blog/web-design-portfolios</text:a></text:p>
      <text:p text:style-name="P1">Projects – Connect – Education – About <text:s/></text:p>
      <text:p text:style-name="P1"/>
      <text:p text:style-name="P1">site-image meta property</text:p>
      <text:list xml:id="list4052506305" text:style-name="L1">
        <text:list-item>
          <text:p text:style-name="P2"><text:a xlink:type="simple" xlink:href="https://css-tricks.com/essential-meta-tags-social-media/" text:style-name="Internet_20_link" text:visited-style-name="Visited_20_Internet_20_Link">https://css-tricks.com/essential-meta-tags-social-media/</text:a></text:p>
        </text:list-item>
        <text:list-item>
          <text:p text:style-name="P2"><text:a xlink:type="simple" xlink:href="https://devhints.io/html-meta" text:style-name="Internet_20_link" text:visited-style-name="Visited_20_Internet_20_Link">https://devhints.io/html-meta</text:a></text:p>
        </text:list-item>
      </text:list>
      <text:p text:style-name="P1">Styling Web Icons</text:p>
      <text:list xml:id="list38425247" text:style-name="L2">
        <text:list-item>
          <text:p text:style-name="P3">can you style your webpage icon</text:p>
          <text:list>
            <text:list-item>
              <text:p text:style-name="P3"><text:a xlink:type="simple" xlink:href="https://www.w3docs.com/snippets/css/how-to-use-and-style-icons-with-css-an-ultimate-guide.html" text:style-name="Internet_20_link" text:visited-style-name="Visited_20_Internet_20_Link">https://www.w3docs.com/snippets/css/how-to-use-and-style-icons-with-css-an-ultimate-guide.html</text:a></text:p>
            </text:list-item>
          </text:list>
        </text:list-item>
      </text:list>
      <text:p text:style-name="P1">dropdown list html</text:p>
      <text:p text:style-name="P1"><text:a xlink:type="simple" xlink:href="https://www.w3schools.com/tags/tag_select.asp" text:style-name="Internet_20_link" text:visited-style-name="Visited_20_Internet_20_Link">https://www.w3schools.com/tags/tag_select.asp</text:a></text:p>
      <text:p text:style-name="P1"><text:a xlink:type="simple" xlink:href="https://www.w3schools.com/howto/howto_js_dropdown.asp" text:style-name="Internet_20_link" text:visited-style-name="Visited_20_Internet_20_Link">https://www.w3schools.com/howto/howto_js_dropdown.asp</text:a></text:p>
      <text:p text:style-name="P1"><text:a xlink:type="simple" xlink:href="https://www.freecodecamp.org/news/html-drop-down-menu-how-to-add-a-drop-down-list-with-the-select-element/" text:style-name="Internet_20_link" text:visited-style-name="Visited_20_Internet_20_Link">https://www.freecodecamp.org/news/html-drop-down-menu-how-to-add-a-drop-down-list-with-the-select-element/</text:a></text:p>
      <text:p text:style-name="P1">mouseover menu</text:p>
      <text:p text:style-name="P1"><text:a xlink:type="simple" xlink:href="https://www.w3schools.com/howto/howto_css_dropdown.asp" text:style-name="Internet_20_link" text:visited-style-name="Visited_20_Internet_20_Link">https://www.w3schools.com/howto/howto_css_dropdown.asp</text:a></text:p>
      <text:p text:style-name="P1">cas benchmark for microsoft (CIS or CSS?)</text:p>
      <text:p text:style-name="P1">using element hover to show text</text:p>
      <text:p text:style-name="P1"><text:a xlink:type="simple" xlink:href="https://www.w3schools.com/howto/howto_css_display_element_hover.asp" text:style-name="Internet_20_link" text:visited-style-name="Visited_20_Internet_20_Link">https://www.w3schools.com/howto/howto_css_display_element_hover.asp</text:a></text:p>
      <text:p text:style-name="P1"><text:a xlink:type="simple" xlink:href="https://www.w3schools.com/howto/tryit.asp?filename=tryhow_css_display_element_hover" text:style-name="Internet_20_link" text:visited-style-name="Visited_20_Internet_20_Link">https://www.w3schools.com/howto/tryit.asp?filename=tryhow_css_display_element_hover</text:a></text:p>
      <text:p text:style-name="P1">show text over image on hover</text:p>
      <text:p text:style-name="P1"><text:a xlink:type="simple" xlink:href="https://www.w3schools.com/howto/howto_css_image_overlay.asp" text:style-name="Internet_20_link" text:visited-style-name="Visited_20_Internet_20_Link">https://www.w3schools.com/howto/howto_css_image_overlay.asp</text:a></text:p>
      <text:p text:style-name="P1"><text:a xlink:type="simple" xlink:href="https://www.w3schools.com/howto/tryit.asp?filename=tryhow_css_image_overlay_opacity" text:style-name="Internet_20_link" text:visited-style-name="Visited_20_Internet_20_Link">https://www.w3schools.com/howto/tryit.asp?filename=tryhow_css_image_overlay_opacity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0:16:51.166000000</meta:creation-date>
    <dc:date>2022-11-08T10:24:33.930000000</dc:date>
    <meta:editing-duration>PT7M43S</meta:editing-duration>
    <meta:editing-cycles>1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5" meta:word-count="64" meta:character-count="1160" meta:non-whitespace-character-count="1120"/>
  </office:meta>
</office:document-meta>
</file>